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0681in"/>
    </style:style>
    <style:style style:name="co2" style:family="table-column">
      <style:table-column-properties fo:break-before="auto" style:column-width="1.8957in"/>
    </style:style>
    <style:style style:name="co3" style:family="table-column">
      <style:table-column-properties fo:break-before="auto" style:column-width="1.0362in"/>
    </style:style>
    <style:style style:name="co4" style:family="table-column">
      <style:table-column-properties fo:break-before="auto" style:column-width="0.7965in"/>
    </style:style>
    <style:style style:name="co5" style:family="table-column">
      <style:table-column-properties fo:break-before="auto" style:column-width="0.9161in"/>
    </style:style>
    <style:style style:name="co6" style:family="table-column">
      <style:table-column-properties fo:break-before="auto" style:column-width="0.5681in"/>
    </style:style>
    <style:style style:name="co7" style:family="table-column">
      <style:table-column-properties fo:break-before="auto" style:column-width="0.7854in"/>
    </style:style>
    <style:style style:name="co8" style:family="table-column">
      <style:table-column-properties fo:break-before="auto" style:column-width="0.7638in"/>
    </style:style>
    <style:style style:name="co9" style:family="table-column">
      <style:table-column-properties fo:break-before="auto" style:column-width="1.0689in"/>
    </style:style>
    <style:style style:name="co10" style:family="table-column">
      <style:table-column-properties fo:break-before="auto" style:column-width="1.0035in"/>
    </style:style>
    <style:style style:name="co11" style:family="table-column">
      <style:table-column-properties fo:break-before="auto" style:column-width="0.8272in"/>
    </style:style>
    <style:style style:name="co12" style:family="table-column">
      <style:table-column-properties fo:break-before="auto" style:column-width="0.6984in"/>
    </style:style>
    <style:style style:name="co13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style:text-align-source="fix" style:repeat-content="false" fo:border-left="2.04pt solid #000000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2.04pt solid #000000" style:text-align-source="fix" style:repeat-content="false" fo:border-left="2.04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style:text-align-source="fix" style:repeat-content="false" fo:border-left="2.04pt solid #000000" fo:border-right="none" fo:border-top="none"/>
      <style:paragraph-properties fo:text-align="end" fo:margin-left="0in"/>
    </style:style>
    <style:style style:name="ce4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start" fo:margin-left="0in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start" fo:margin-left="0in"/>
    </style:style>
    <style:style style:name="ce7" style:family="table-cell" style:parent-style-name="Default">
      <style:table-cell-properties fo:border-bottom="none" style:text-align-source="fix" style:repeat-content="false" fo:border-left="1.81pt solid #000000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2.04pt solid #000000" style:text-align-source="fix" style:repeat-content="false" fo:border-left="1.81pt solid #000000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fo:border-bottom="none" style:text-align-source="fix" style:repeat-content="false" fo:border-left="1.81pt solid #000000" fo:border-right="none" fo:border-top="none"/>
      <style:paragraph-properties fo:text-align="end" fo:margin-left="0in"/>
    </style:style>
    <style:style style:name="ce10" style:family="table-cell" style:parent-style-name="Default">
      <style:table-cell-properties fo:border-bottom="none" style:text-align-source="fix" style:repeat-content="false" fo:wrap-option="wrap" fo:border-left="1.81pt solid #000000" fo:border-right="none" fo:border-top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order-bottom="none" fo:border-left="1.81pt solid #000000" fo:border-right="none" fo:border-top="none"/>
    </style:style>
    <style:style style:name="ce12" style:family="table-cell" style:parent-style-name="Default">
      <style:table-cell-properties fo:border-bottom="none" fo:wrap-option="wrap" fo:border-left="1.81pt solid #000000" fo:border-right="none" fo:border-top="none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fo:border-bottom="none" style:text-align-source="fix" style:repeat-content="false" fo:border-left="none" fo:border-right="none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2.04pt solid #000000" style:text-align-source="fix" style:repeat-content="false" fo:border-left="none" fo:border-right="none" fo:border-top="none"/>
      <style:paragraph-properties fo:text-align="end" fo:margin-left="0in"/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/>
      <style:paragraph-properties fo:text-align="end" fo:margin-left="0in"/>
    </style:style>
    <style:style style:name="ce16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style:text-align-source="fix" style:repeat-content="false" fo:border="none"/>
      <style:paragraph-properties fo:text-align="end" fo:margin-left="0in"/>
      <style:text-properties fo:language="en" fo:country="US" style:text-underline-mode="continuous" style:text-overline-mode="continuous" style:text-line-through-mode="continuous" style:language-asian="zh" style:country-asian="CN" style:language-complex="hi" style:country-complex="IN" style:text-emphasize="none" style:font-relief="none" style:text-overline-style="none" style:text-overline-color="font-color"/>
    </style:style>
    <style:style style:name="ce18" style:family="table-cell" style:parent-style-name="Default">
      <style:table-cell-properties style:text-align-source="fix" style:repeat-content="false" fo:wrap-option="wrap" fo:border="none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order-bottom="none" style:text-align-source="fix" style:repeat-content="false" fo:border-left="none" fo:border-right="2.04pt solid #000000" fo:border-top="1.81pt solid #000000"/>
      <style:paragraph-properties fo:text-align="end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2.04pt solid #000000" style:text-align-source="fix" style:repeat-content="false" fo:border-left="none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2.04pt solid #000000" fo:border-top="none"/>
      <style:paragraph-properties fo:text-align="end" fo:margin-left="0in"/>
    </style:style>
    <style:style style:name="ce22" style:family="table-cell" style:parent-style-name="Default">
      <style:table-cell-properties fo:border-bottom="none" fo:border-left="none" fo:border-right="2.04pt solid #000000" fo:border-top="none"/>
    </style:style>
    <style:style style:name="ce23" style:family="table-cell" style:parent-style-name="Default">
      <style:table-cell-properties fo:border-bottom="none" style:text-align-source="fix" style:repeat-content="false" fo:border-left="none" fo:border-right="none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24" style:family="table-cell" style:parent-style-name="Default">
      <style:table-cell-properties fo:border-bottom="none" style:text-align-source="fix" style:repeat-content="false" fo:border-left="none" fo:border-right="2.04pt solid #000000" fo:border-top="2.04pt solid #000000"/>
      <style:paragraph-properties fo:text-align="end" fo:margin-left="0in"/>
      <style:text-properties fo:font-weight="bold" style:font-weight-asian="bold" style:font-weight-complex="bold"/>
    </style:style>
    <style:style style:name="ce25" style:family="table-cell" style:parent-style-name="Default">
      <style:table-cell-properties fo:border-bottom="2.04pt solid #000000" style:text-align-source="fix" style:repeat-content="false" fo:wrap-option="wrap" fo:border-left="none" fo:border-right="2.04pt solid #000000" fo:border-top="2.04pt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6" style:family="table-cell" style:parent-style-name="Default">
      <style:table-cell-properties style:text-align-source="fix" style:repeat-content="false" fo:border="2.04pt solid #000000" style:vertical-align="middle"/>
      <style:paragraph-properties fo:text-align="end" fo:margin-left="0in"/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  <style:text-properties fo:font-weight="bold" style:font-weight-asian="bold" style:font-weight-complex="bold"/>
    </style:style>
    <style:style style:name="ce28" style:family="table-cell" style:parent-style-name="Default">
      <style:table-cell-properties fo:border-bottom="none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29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0" style:family="table-cell" style:parent-style-name="Default">
      <style:table-cell-properties fo:border-bottom="1.81pt solid #000000" style:text-align-source="fix" style:repeat-content="false" fo:border-left="none" fo:border-right="none" fo:border-top="none"/>
      <style:paragraph-properties fo:text-align="end" fo:margin-left="0in"/>
    </style:style>
    <style:style style:name="ce31" style:family="table-cell" style:parent-style-name="Default">
      <style:table-cell-properties fo:border-bottom="2.04pt solid #000000" style:text-align-source="fix" style:repeat-content="false" fo:border-left="2.04pt solid #000000" fo:border-right="2.04pt solid #000000" fo:border-top="none"/>
      <style:paragraph-properties fo:text-align="end" fo:margin-left="0in"/>
    </style:style>
    <style:style style:name="ce32" style:family="table-cell" style:parent-style-name="Default">
      <style:table-cell-properties fo:border-bottom="1.81pt solid #000000" style:text-align-source="fix" style:repeat-content="false" fo:border-left="1.81pt solid #000000" fo:border-right="none" fo:border-top="none"/>
      <style:paragraph-properties fo:text-align="end" fo:margin-left="0in"/>
    </style:style>
    <style:style style:name="ce33" style:family="table-cell" style:parent-style-name="Default">
      <style:table-cell-properties fo:border-bottom="1.81pt solid #000000" style:text-align-source="fix" style:repeat-content="false" fo:border-left="none" fo:border-right="2.04pt solid #000000" fo:border-top="none"/>
      <style:paragraph-properties fo:text-align="end" fo:margin-left="0in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All" table:style-name="ta1">
        <table:table-column table:style-name="co1" table:default-cell-style-name="ce3"/>
        <table:table-column table:style-name="co2" table:default-cell-style-name="ce6"/>
        <table:table-column table:style-name="co3" table:default-cell-style-name="ce9"/>
        <table:table-column table:style-name="co4" table:default-cell-style-name="ce15"/>
        <table:table-column table:style-name="co5" table:default-cell-style-name="ce21"/>
        <table:table-column table:style-name="co6" table:default-cell-style-name="ce15"/>
        <table:table-column table:style-name="co7" table:default-cell-style-name="ce15"/>
        <table:table-column table:style-name="co8" table:number-columns-repeated="2" table:default-cell-style-name="ce15"/>
        <table:table-column table:style-name="co9" table:default-cell-style-name="ce15"/>
        <table:table-column table:style-name="co10" table:default-cell-style-name="ce21"/>
        <table:table-column table:style-name="co11" table:default-cell-style-name="ce21"/>
        <table:table-column table:style-name="co12" table:default-cell-style-name="ce28"/>
        <table:table-column table:style-name="co13" table:number-columns-repeated="1011" table:default-cell-style-name="ce29"/>
        <table:table-row table:style-name="ro1">
          <table:table-cell table:style-name="ce1"/>
          <table:table-cell table:style-name="ce4"/>
          <table:table-cell table:style-name="ce7" office:value-type="string">
            <text:p>Qty Variant</text:p>
          </table:table-cell>
          <table:table-cell table:style-name="ce13"/>
          <table:table-cell table:style-name="ce19"/>
          <table:table-cell table:style-name="ce13" office:value-type="float" office:value="11">
            <text:p>11</text:p>
          </table:table-cell>
          <table:table-cell table:style-name="ce23" office:value-type="float" office:value="6">
            <text:p>6</text:p>
          </table:table-cell>
          <table:table-cell table:number-columns-repeated="3" table:style-name="ce23" office:value-type="float" office:value="1">
            <text:p>1</text:p>
          </table:table-cell>
          <table:table-cell table:style-name="ce24" office:value-type="float" office:value="6">
            <text:p>6</text:p>
          </table:table-cell>
          <table:table-cell table:style-name="ce25" office:value-type="string" table:number-columns-spanned="1" table:number-rows-spanned="2">
            <text:p>Extra, Staffelung</text:p>
          </table:table-cell>
          <table:table-cell table:style-name="ce26" office:value-type="string" table:number-columns-spanned="1" table:number-rows-spanned="2">
            <text:p>Qty Total</text:p>
          </table:table-cell>
          <table:table-cell table:number-columns-repeated="1011"/>
        </table:table-row>
        <table:table-row table:style-name="ro2">
          <table:table-cell table:style-name="ce2" office:value-type="string">
            <text:p>Value</text:p>
          </table:table-cell>
          <table:table-cell table:style-name="ce5" office:value-type="string">
            <text:p>Device</text:p>
          </table:table-cell>
          <table:table-cell table:style-name="ce8" office:value-type="string">
            <text:p>OC_FARNELL</text:p>
          </table:table-cell>
          <table:table-cell table:style-name="ce14" office:value-type="string">
            <text:p>OC_RS</text:p>
          </table:table-cell>
          <table:table-cell table:style-name="ce20" office:value-type="string">
            <text:p>OC_Buerklin</text:p>
          </table:table-cell>
          <table:table-cell table:style-name="ce14" office:value-type="string">
            <text:p>Qty RX</text:p>
          </table:table-cell>
          <table:table-cell table:style-name="ce14" office:value-type="string">
            <text:p>Qty ZARM</text:p>
          </table:table-cell>
          <table:table-cell table:style-name="ce14" office:value-type="string">
            <text:p>Qty MST1</text:p>
          </table:table-cell>
          <table:table-cell table:style-name="ce14" office:value-type="string">
            <text:p>Qty MST2</text:p>
          </table:table-cell>
          <table:table-cell table:style-name="ce14" office:value-type="string">
            <text:p>Qty Pwr ZARM</text:p>
          </table:table-cell>
          <table:table-cell table:style-name="ce20" office:value-type="string">
            <text:p>Qty MST Test</text:p>
          </table:table-cell>
          <table:covered-table-cell table:style-name="ce20"/>
          <table:covered-table-cell table:style-name="ce27"/>
          <table:table-cell table:number-columns-repeated="1011"/>
        </table:table-row>
        <table:table-row table:style-name="ro1">
          <table:table-cell/>
          <table:table-cell office:value-type="string">
            <text:p>AK500/2</text:p>
          </table:table-cell>
          <table:table-cell office:value-type="float" office:value="1131855">
            <text:p>1131855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3]+[.G$1]*[.G3]+[.H$1]*[.H3]+[.I$1]*[.I3]+[.J$1]*[.J3]+[.K$1]*[.K3]+[.L3]" office:value-type="float" office:value="15">
            <text:p>15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09HP</text:p>
          </table:table-cell>
          <table:table-cell office:value-type="float" office:value="1207597">
            <text:p>1207597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4]+[.G$1]*[.G4]+[.H$1]*[.H4]+[.I$1]*[.I4]+[.J$1]*[.J4]+[.K$1]*[.K4]+[.L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F15HP</text:p>
          </table:table-cell>
          <table:table-cell office:value-type="float" office:value="1207598">
            <text:p>1207598</text:p>
          </table:table-cell>
          <table:table-cell table:number-columns-repeated="2"/>
          <table:table-cell table:number-columns-repeated="5" office:value-type="float" office:value="1">
            <text:p>1</text:p>
          </table:table-cell>
          <table:table-cell table:number-columns-repeated="2"/>
          <table:table-cell table:formula="of:=[.F$1]*[.F5]+[.G$1]*[.G5]+[.H$1]*[.H5]+[.I$1]*[.I5]+[.J$1]*[.J5]+[.K$1]*[.K5]+[.L5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15HPS</text:p>
          </table:table-cell>
          <table:table-cell office:value-type="float" office:value="1097065">
            <text:p>1097065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]+[.G$1]*[.G6]+[.H$1]*[.H6]+[.I$1]*[.I6]+[.J$1]*[.J6]+[.K$1]*[.K6]+[.L6]" office:value-type="float" office:value="6">
            <text:p>6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chrauben</text:p>
          </table:table-cell>
          <table:table-cell office:value-type="float" office:value="1855027">
            <text:p>1855027</text:p>
          </table:table-cell>
          <table:table-cell table:number-columns-repeated="2"/>
          <table:table-cell table:formula="of:=2*([.F4]+[.F5])" office:value-type="float" office:value="6">
            <text:p>6</text:p>
          </table:table-cell>
          <table:table-cell table:formula="of:=2*([.G4]+[.G5])" office:value-type="float" office:value="6">
            <text:p>6</text:p>
          </table:table-cell>
          <table:table-cell table:formula="of:=2*([.H4]+[.H5])" office:value-type="float" office:value="6">
            <text:p>6</text:p>
          </table:table-cell>
          <table:table-cell table:formula="of:=2*([.I4]+[.I5])" office:value-type="float" office:value="6">
            <text:p>6</text:p>
          </table:table-cell>
          <table:table-cell table:formula="of:=2*[.J5]" office:value-type="float" office:value="2">
            <text:p>2</text:p>
          </table:table-cell>
          <table:table-cell table:formula="of:=2*[.K6]" office:value-type="float" office:value="2">
            <text:p>2</text:p>
          </table:table-cell>
          <table:table-cell/>
          <table:table-cell table:formula="of:=[.F$1]*[.F7]+[.G$1]*[.G7]+[.H$1]*[.H7]+[.I$1]*[.I7]+[.J$1]*[.J7]+[.K$1]*[.K7]+[.L7]" office:value-type="float" office:value="128">
            <text:p>128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26L</text:p>
          </table:table-cell>
          <table:table-cell office:value-type="float" office:value="1096983">
            <text:p>1096983</text:p>
          </table:table-cell>
          <table:table-cell table:number-columns-repeated="2"/>
          <table:table-cell office:value-type="float" office:value="0">
            <text:p>0</text:p>
          </table:table-cell>
          <table:table-cell table:number-columns-repeated="4" office:value-type="float" office:value="1">
            <text:p>1</text:p>
          </table:table-cell>
          <table:table-cell table:number-columns-repeated="2"/>
          <table:table-cell table:formula="of:=[.F$1]*[.F8]+[.G$1]*[.G8]+[.H$1]*[.H8]+[.I$1]*[.I8]+[.J$1]*[.J8]+[.K$1]*[.K8]+[.L8]" office:value-type="float" office:value="9">
            <text:p>9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ML6</text:p>
          </table:table-cell>
          <table:table-cell office:value-type="float" office:value="1096984">
            <text:p>1096984</text:p>
          </table:table-cell>
          <table:table-cell table:number-columns-repeated="2"/>
          <table:table-cell table:number-columns-repeated="2" office:value-type="float" office:value="1">
            <text:p>1</text:p>
          </table:table-cell>
          <table:table-cell table:number-columns-repeated="2" office:value-type="float" office:value="5">
            <text:p>5</text:p>
          </table:table-cell>
          <table:table-cell table:number-columns-repeated="3"/>
          <table:table-cell table:formula="of:=[.F$1]*[.F9]+[.G$1]*[.G9]+[.H$1]*[.H9]+[.I$1]*[.I9]+[.J$1]*[.J9]+[.K$1]*[.K9]+[.L9]" office:value-type="float" office:value="27">
            <text:p>27</text:p>
          </table:table-cell>
          <table:table-cell table:number-columns-repeated="1011"/>
        </table:table-row>
        <table:table-row table:style-name="ro1">
          <table:table-cell office:value-type="string">
            <text:p>100k</text:p>
          </table:table-cell>
          <table:table-cell office:value-type="string">
            <text:p>R-EU_R0805</text:p>
          </table:table-cell>
          <table:table-cell office:value-type="float" office:value="2333538">
            <text:p>233353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10]+[.G$1]*[.G10]+[.H$1]*[.H10]+[.I$1]*[.I10]+[.J$1]*[.J10]+[.K$1]*[.K10]+[.L1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100n</text:p>
          </table:table-cell>
          <table:table-cell office:value-type="string">
            <text:p>C-EUC0805K</text:p>
          </table:table-cell>
          <table:table-cell office:value-type="float" office:value="1759265">
            <text:p>1759265</text:p>
          </table:table-cell>
          <table:table-cell table:number-columns-repeated="2"/>
          <table:table-cell office:value-type="float" office:value="20">
            <text:p>20</text:p>
          </table:table-cell>
          <table:table-cell office:value-type="float" office:value="16">
            <text:p>16</text:p>
          </table:table-cell>
          <table:table-cell table:number-columns-repeated="2" office:value-type="float" office:value="20">
            <text:p>20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[.F$1]*[.F11]+[.G$1]*[.G11]+[.H$1]*[.H11]+[.I$1]*[.I11]+[.J$1]*[.J11]+[.K$1]*[.K11]+[.L11]" office:value-type="float" office:value="360">
            <text:p>36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R-EU_R0805</text:p>
          </table:table-cell>
          <table:table-cell office:value-type="float" office:value="1887308">
            <text:p>1887308</text:p>
          </table:table-cell>
          <table:table-cell table:number-columns-repeated="2"/>
          <table:table-cell table:number-columns-repeated="4" office:value-type="float" office:value="17">
            <text:p>1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12]+[.G$1]*[.G12]+[.H$1]*[.H12]+[.I$1]*[.I12]+[.J$1]*[.J12]+[.K$1]*[.K12]+[.L12]" office:value-type="float" office:value="325">
            <text:p>325</text:p>
          </table:table-cell>
          <table:table-cell table:number-columns-repeated="1011"/>
        </table:table-row>
        <table:table-row table:style-name="ro1">
          <table:table-cell office:value-type="string">
            <text:p>10u/16V</text:p>
          </table:table-cell>
          <table:table-cell office:value-type="string">
            <text:p>C-EUC0805K</text:p>
          </table:table-cell>
          <table:table-cell office:value-type="float" office:value="2320856">
            <text:p>232085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3]+[.G$1]*[.G13]+[.H$1]*[.H13]+[.I$1]*[.I13]+[.J$1]*[.J13]+[.K$1]*[.K13]+[.L1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float" office:value="127">
            <text:p>127</text:p>
          </table:table-cell>
          <table:table-cell office:value-type="string">
            <text:p>R-EU_R0805</text:p>
          </table:table-cell>
          <table:table-cell office:value-type="float" office:value="2141745">
            <text:p>2141745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14]+[.G$1]*[.G14]+[.H$1]*[.H14]+[.I$1]*[.I14]+[.J$1]*[.J14]+[.K$1]*[.K14]+[.L1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float" office:value="150">
            <text:p>150</text:p>
          </table:table-cell>
          <table:table-cell office:value-type="string">
            <text:p>R-EU_R0805</text:p>
          </table:table-cell>
          <table:table-cell office:value-type="float" office:value="1099794">
            <text:p>1099794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5]+[.G$1]*[.G15]+[.H$1]*[.H15]+[.I$1]*[.I15]+[.J$1]*[.J15]+[.K$1]*[.K15]+[.L15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1M</text:p>
          </table:table-cell>
          <table:table-cell office:value-type="string">
            <text:p>R-EU_R0805</text:p>
          </table:table-cell>
          <table:table-cell table:style-name="ce10" office:value-type="float" office:value="2333544">
            <text:p>2333544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16]+[.G$1]*[.G16]+[.H$1]*[.H16]+[.I$1]*[.I16]+[.J$1]*[.J16]+[.K$1]*[.K16]+[.L16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1k</text:p>
          </table:table-cell>
          <table:table-cell office:value-type="string">
            <text:p>R-EU_R0805</text:p>
          </table:table-cell>
          <table:table-cell table:style-name="ce11" office:value-type="float" office:value="2332071">
            <text:p>2332071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table:number-columns-repeated="2" office:value-type="float" office:value="5">
            <text:p>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7]+[.G$1]*[.G17]+[.H$1]*[.H17]+[.I$1]*[.I17]+[.J$1]*[.J17]+[.K$1]*[.K17]+[.L17]" office:value-type="float" office:value="90">
            <text:p>90</text:p>
          </table:table-cell>
          <table:table-cell table:number-columns-repeated="1011"/>
        </table:table-row>
        <table:table-row table:style-name="ro1">
          <table:table-cell office:value-type="string">
            <text:p>1u</text:p>
          </table:table-cell>
          <table:table-cell office:value-type="string">
            <text:p>C-EUC0805K</text:p>
          </table:table-cell>
          <table:table-cell office:value-type="float" office:value="2320853">
            <text:p>2320853</text:p>
          </table:table-cell>
          <table:table-cell table:number-columns-repeated="2"/>
          <table:table-cell table:number-columns-repeated="2" office:value-type="float" office:value="5">
            <text:p>5</text:p>
          </table:table-cell>
          <table:table-cell table:number-columns-repeated="2" office:value-type="float" office:value="9">
            <text:p>9</text:p>
          </table:table-cell>
          <table:table-cell table:number-columns-repeated="2"/>
          <table:table-cell office:value-type="float" office:value="7">
            <text:p>7</text:p>
          </table:table-cell>
          <table:table-cell table:formula="of:=[.F$1]*[.F18]+[.G$1]*[.G18]+[.H$1]*[.H18]+[.I$1]*[.I18]+[.J$1]*[.J18]+[.K$1]*[.K18]+[.L18]" office:value-type="float" office:value="110">
            <text:p>110</text:p>
          </table:table-cell>
          <table:table-cell table:number-columns-repeated="1011"/>
        </table:table-row>
        <table:table-row table:style-name="ro1">
          <table:table-cell office:value-type="string">
            <text:p>22k</text:p>
          </table:table-cell>
          <table:table-cell office:value-type="string">
            <text:p>R-EU_R0805</text:p>
          </table:table-cell>
          <table:table-cell office:value-type="float" office:value="2303686">
            <text:p>23036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19]+[.G$1]*[.G19]+[.H$1]*[.H19]+[.I$1]*[.I19]+[.J$1]*[.J19]+[.K$1]*[.K19]+[.L19]" office:value-type="float" office:value="20">
            <text:p>20</text:p>
          </table:table-cell>
          <table:table-cell table:number-columns-repeated="1011"/>
        </table:table-row>
        <table:table-row table:style-name="ro2">
          <table:table-cell office:value-type="string">
            <text:p>22u/25V</text:p>
          </table:table-cell>
          <table:table-cell office:value-type="string">
            <text:p>C-EUC0805K</text:p>
          </table:table-cell>
          <table:table-cell table:style-name="ce12" office:value-type="float" office:value="1907510">
            <text:p>1907510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0]+[.G$1]*[.G20]+[.H$1]*[.H20]+[.I$1]*[.I20]+[.J$1]*[.J20]+[.K$1]*[.K20]+[.L20]" office:value-type="float" office:value="40">
            <text:p>40</text:p>
          </table:table-cell>
          <table:table-cell table:number-columns-repeated="1011"/>
        </table:table-row>
        <table:table-row table:style-name="ro2">
          <table:table-cell office:value-type="string">
            <text:p>24/1%</text:p>
          </table:table-cell>
          <table:table-cell office:value-type="string">
            <text:p>R-EU_R0805</text:p>
          </table:table-cell>
          <table:table-cell/>
          <table:table-cell table:style-name="ce16" office:value-type="string">
            <text:p>666-2386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1]+[.G$1]*[.G21]+[.H$1]*[.H21]+[.I$1]*[.I21]+[.J$1]*[.J21]+[.K$1]*[.K21]+[.L21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float" office:value="270">
            <text:p>270</text:p>
          </table:table-cell>
          <table:table-cell office:value-type="string">
            <text:p>R-EU_R0805</text:p>
          </table:table-cell>
          <table:table-cell table:style-name="ce11" office:value-type="float" office:value="2332064">
            <text:p>2332064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22]+[.G$1]*[.G22]+[.H$1]*[.H22]+[.I$1]*[.I22]+[.J$1]*[.J22]+[.K$1]*[.K22]+[.L22]" office:value-type="float" office:value="40">
            <text:p>40</text:p>
          </table:table-cell>
          <table:table-cell table:number-columns-repeated="1011"/>
        </table:table-row>
        <table:table-row table:style-name="ro1">
          <table:table-cell office:value-type="float" office:value="330">
            <text:p>330</text:p>
          </table:table-cell>
          <table:table-cell office:value-type="string">
            <text:p>R-EU_R0805</text:p>
          </table:table-cell>
          <table:table-cell office:value-type="float" office:value="1500705">
            <text:p>150070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3]+[.G$1]*[.G23]+[.H$1]*[.H23]+[.I$1]*[.I23]+[.J$1]*[.J23]+[.K$1]*[.K23]+[.L23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3V</text:p>
          </table:table-cell>
          <table:table-cell office:value-type="string">
            <text:p>ZENER-DIODESOT23</text:p>
          </table:table-cell>
          <table:table-cell office:value-type="float" office:value="1081418">
            <text:p>108141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24]+[.G$1]*[.G24]+[.H$1]*[.H24]+[.I$1]*[.I24]+[.J$1]*[.J24]+[.K$1]*[.K24]+[.L24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office:value-type="string">
            <text:p>4n7</text:p>
          </table:table-cell>
          <table:table-cell office:value-type="string">
            <text:p>C-EUC0805K</text:p>
          </table:table-cell>
          <table:table-cell office:value-type="float" office:value="2407305">
            <text:p>240730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25]+[.G$1]*[.G25]+[.H$1]*[.H25]+[.I$1]*[.I25]+[.J$1]*[.J25]+[.K$1]*[.K25]+[.L25]" office:value-type="float" office:value="2">
            <text:p>2</text:p>
          </table:table-cell>
          <table:table-cell table:number-columns-repeated="1011"/>
        </table:table-row>
        <table:table-row table:style-name="ro2">
          <table:table-cell office:value-type="string">
            <text:p>4u7/50V</text:p>
          </table:table-cell>
          <table:table-cell office:value-type="string">
            <text:p>C-EUC0805K</text:p>
          </table:table-cell>
          <table:table-cell table:style-name="ce12" office:value-type="float" office:value="2346932">
            <text:p>2346932</text:p>
          </table:table-cell>
          <table:table-cell table:number-columns-repeated="2"/>
          <table:table-cell table:number-columns-repeated="4" office:value-type="float" office:value="5">
            <text:p>5</text:p>
          </table:table-cell>
          <table:table-cell table:number-columns-repeated="2"/>
          <table:table-cell office:value-type="float" office:value="5">
            <text:p>5</text:p>
          </table:table-cell>
          <table:table-cell table:formula="of:=[.F$1]*[.F26]+[.G$1]*[.G26]+[.H$1]*[.H26]+[.I$1]*[.I26]+[.J$1]*[.J26]+[.K$1]*[.K26]+[.L26]" office:value-type="float" office:value="100">
            <text:p>100</text:p>
          </table:table-cell>
          <table:table-cell table:number-columns-repeated="1011"/>
        </table:table-row>
        <table:table-row table:style-name="ro1">
          <table:table-cell office:value-type="string">
            <text:p>10k</text:p>
          </table:table-cell>
          <table:table-cell office:value-type="string">
            <text:p>STRK11K</text:p>
          </table:table-cell>
          <table:table-cell table:style-name="ce11"/>
          <table:table-cell table:style-name="ce17" office:value-type="string">
            <text:p>737-7833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3">
            <text:p>3</text:p>
          </table:table-cell>
          <table:table-cell table:number-columns-repeated="3"/>
          <table:table-cell table:formula="of:=[.F$1]*[.F27]+[.G$1]*[.G27]+[.H$1]*[.H27]+[.I$1]*[.I27]+[.J$1]*[.J27]+[.K$1]*[.K27]+[.L27]" office:value-type="float" office:value="6">
            <text:p>6</text:p>
          </table:table-cell>
          <table:table-cell table:number-columns-repeated="1011"/>
        </table:table-row>
        <table:table-row table:style-name="ro1">
          <table:table-cell office:value-type="string">
            <text:p>50k</text:p>
          </table:table-cell>
          <table:table-cell office:value-type="string">
            <text:p>STRK11K</text:p>
          </table:table-cell>
          <table:table-cell office:value-type="float" office:value="1345093">
            <text:p>1345093</text:p>
          </table:table-cell>
          <table:table-cell table:style-name="ce17"/>
          <table:table-cell/>
          <table:table-cell office:value-type="float" office:value="3">
            <text:p>3</text:p>
          </table:table-cell>
          <table:table-cell table:number-columns-repeated="3" office:value-type="float" office:value="0">
            <text:p>0</text:p>
          </table:table-cell>
          <table:table-cell table:number-columns-repeated="3"/>
          <table:table-cell table:formula="of:=[.F$1]*[.F28]+[.G$1]*[.G28]+[.H$1]*[.H28]+[.I$1]*[.I28]+[.J$1]*[.J28]+[.K$1]*[.K28]+[.L28]" office:value-type="float" office:value="33">
            <text:p>33</text:p>
          </table:table-cell>
          <table:table-cell table:number-columns-repeated="1011"/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R-EU_R0805</text:p>
          </table:table-cell>
          <table:table-cell office:value-type="float" office:value="1099792">
            <text:p>1099792</text:p>
          </table:table-cell>
          <table:table-cell table:number-columns-repeated="2"/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table:number-columns-repeated="2" office:value-type="float" office:value="7">
            <text:p>7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29]+[.G$1]*[.G29]+[.H$1]*[.H29]+[.I$1]*[.I29]+[.J$1]*[.J29]+[.K$1]*[.K29]+[.L29]" office:value-type="float" office:value="130">
            <text:p>13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ADUM3160</text:p>
          </table:table-cell>
          <table:table-cell office:value-type="float" office:value="1843660">
            <text:p>1843660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30]+[.G$1]*[.G30]+[.H$1]*[.H30]+[.I$1]*[.I30]+[.J$1]*[.J30]+[.K$1]*[.K30]+[.L30]" office:value-type="float" office:value="2">
            <text:p>2</text:p>
          </table:table-cell>
          <table:table-cell table:number-columns-repeated="1011"/>
        </table:table-row>
        <table:table-row table:style-name="ro1">
          <table:table-cell office:value-type="string">
            <text:p>BERNSTEIN</text:p>
          </table:table-cell>
          <table:table-cell office:value-type="string">
            <text:p>LEDCHIPLED_1206</text:p>
          </table:table-cell>
          <table:table-cell office:value-type="float" office:value="2322083">
            <text:p>2322083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1]+[.G$1]*[.G31]+[.H$1]*[.H31]+[.I$1]*[.I31]+[.J$1]*[.J31]+[.K$1]*[.K31]+[.L31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SS123</text:p>
          </table:table-cell>
          <table:table-cell office:value-type="string">
            <text:p>9558640RL</text:p>
          </table:table-cell>
          <table:table-cell table:number-columns-repeated="2"/>
          <table:table-cell table:number-columns-repeated="4" office:value-type="float" office:value="11">
            <text:p>1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32]+[.G$1]*[.G32]+[.H$1]*[.H32]+[.I$1]*[.I32]+[.J$1]*[.J32]+[.K$1]*[.K32]+[.L32]" office:value-type="float" office:value="210">
            <text:p>2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TS6143</text:p>
          </table:table-cell>
          <table:table-cell office:value-type="float" office:value="1440813">
            <text:p>144081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3]+[.G$1]*[.G33]+[.H$1]*[.H33]+[.I$1]*[.I33]+[.J$1]*[.J33]+[.K$1]*[.K33]+[.L33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COIL</text:p>
          </table:table-cell>
          <table:table-cell office:value-type="float" office:value="2333799">
            <text:p>2333799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34]+[.G$1]*[.G34]+[.H$1]*[.H34]+[.I$1]*[.I34]+[.J$1]*[.J34]+[.K$1]*[.K34]+[.L3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GREEN</text:p>
          </table:table-cell>
          <table:table-cell office:value-type="string">
            <text:p>LEDCHIPLED_1206</text:p>
          </table:table-cell>
          <table:table-cell office:value-type="float" office:value="2099244">
            <text:p>2099244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3"/>
          <table:table-cell table:formula="of:=[.F$1]*[.F35]+[.G$1]*[.G35]+[.H$1]*[.H35]+[.I$1]*[.I35]+[.J$1]*[.J35]+[.K$1]*[.K35]+[.L35]" office:value-type="float" office:value="37">
            <text:p>37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HCPL0600</text:p>
          </table:table-cell>
          <table:table-cell office:value-type="float" office:value="9994696">
            <text:p>9994696</text:p>
          </table:table-cell>
          <table:table-cell table:number-columns-repeated="2"/>
          <table:table-cell table:number-columns-repeated="4" office:value-type="float" office:value="4">
            <text:p>4</text:p>
          </table:table-cell>
          <table:table-cell table:number-columns-repeated="3"/>
          <table:table-cell table:formula="of:=[.F$1]*[.F36]+[.G$1]*[.G36]+[.H$1]*[.H36]+[.I$1]*[.I36]+[.J$1]*[.J36]+[.K$1]*[.K36]+[.L36]" office:value-type="float" office:value="76">
            <text:p>76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LM1117</text:p>
          </table:table-cell>
          <table:table-cell office:value-type="float" office:value="1685603">
            <text:p>1685603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7]+[.G$1]*[.G37]+[.H$1]*[.H37]+[.I$1]*[.I37]+[.J$1]*[.J37]+[.K$1]*[.K37]+[.L37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MAX3232ESE</text:p>
          </table:table-cell>
          <table:table-cell office:value-type="float" office:value="9725539">
            <text:p>972553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8]+[.G$1]*[.G38]+[.H$1]*[.H38]+[.I$1]*[.I38]+[.J$1]*[.J38]+[.K$1]*[.K38]+[.L38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C7WZ17P6X</text:p>
          </table:table-cell>
          <table:table-cell office:value-type="float" office:value="1651986">
            <text:p>1651986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39]+[.G$1]*[.G39]+[.H$1]*[.H39]+[.I$1]*[.I39]+[.J$1]*[.J39]+[.K$1]*[.K39]+[.L3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NUP2202W1</text:p>
          </table:table-cell>
          <table:table-cell/>
          <table:table-cell office:value-type="string">
            <text:p>463-69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2"/>
          <table:table-cell office:value-type="float" office:value="8">
            <text:p>8</text:p>
          </table:table-cell>
          <table:table-cell table:formula="of:=[.F$1]*[.F40]+[.G$1]*[.G40]+[.H$1]*[.H40]+[.I$1]*[.I40]+[.J$1]*[.J40]+[.K$1]*[.K40]+[.L40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PN61729-S</text:p>
          </table:table-cell>
          <table:table-cell office:value-type="float" office:value="1642035">
            <text:p>1642035</text:p>
          </table:table-cell>
          <table:table-cell table:number-columns-repeated="2"/>
          <table:table-cell table:number-columns-repeated="2" office:value-type="float" office:value="0">
            <text:p>0</text:p>
          </table:table-cell>
          <table:table-cell table:number-columns-repeated="2" office:value-type="float" office:value="1">
            <text:p>1</text:p>
          </table:table-cell>
          <table:table-cell table:number-columns-repeated="3"/>
          <table:table-cell table:formula="of:=[.F$1]*[.F41]+[.G$1]*[.G41]+[.H$1]*[.H41]+[.I$1]*[.I41]+[.J$1]*[.J41]+[.K$1]*[.K41]+[.L41]" office:value-type="float" office:value="2">
            <text:p>2</text:p>
          </table:table-cell>
          <table:table-cell table:number-columns-repeated="1011"/>
        </table:table-row>
        <table:table-row table:style-name="ro2">
          <table:table-cell table:number-columns-repeated="2" office:value-type="string">
            <text:p>RLP2-200-500</text:p>
          </table:table-cell>
          <table:table-cell table:style-name="ce11"/>
          <table:table-cell table:style-name="ce18" office:value-type="string">
            <text:p>752-9157</text:p>
          </table:table-cell>
          <table:table-cell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office:value-type="float" office:value="3">
            <text:p>3</text:p>
          </table:table-cell>
          <table:table-cell table:formula="of:=[.F$1]*[.F42]+[.G$1]*[.G42]+[.H$1]*[.H42]+[.I$1]*[.I42]+[.J$1]*[.J42]+[.K$1]*[.K42]+[.L42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MS_IP67</text:p>
          </table:table-cell>
          <table:table-cell office:value-type="float" office:value="1217758">
            <text:p>1217758</text:p>
          </table:table-cell>
          <table:table-cell table:number-columns-repeated="2"/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43]+[.G$1]*[.G43]+[.H$1]*[.H43]+[.I$1]*[.I43]+[.J$1]*[.J43]+[.K$1]*[.K43]+[.L43]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P490</text:p>
          </table:table-cell>
          <table:table-cell office:value-type="float" office:value="9387234">
            <text:p>9387234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4]+[.G$1]*[.G44]+[.H$1]*[.H44]+[.I$1]*[.I44]+[.J$1]*[.J44]+[.K$1]*[.K44]+[.L44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22" office:value-type="string">
            <text:p>12 G 20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number-columns-repeated="3"/>
          <table:table-cell table:formula="of:=[.F$1]*[.F45]+[.G$1]*[.G45]+[.H$1]*[.H45]+[.I$1]*[.I45]+[.J$1]*[.J45]+[.K$1]*[.K45]+[.L45]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WITCH_LED</text:p>
          </table:table-cell>
          <table:table-cell table:number-columns-repeated="2"/>
          <table:table-cell table:style-name="ce22" office:value-type="string">
            <text:p>12 G 205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[.F$1]*[.F46]+[.G$1]*[.G46]+[.H$1]*[.H46]+[.I$1]*[.I46]+[.J$1]*[.J46]+[.K$1]*[.K46]+[.L46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10">
            <text:p>-10</text:p>
          </table:table-cell>
          <table:table-cell table:formula="of:=[.F$1]*[.F47]+[.G$1]*[.G47]+[.H$1]*[.H47]+[.I$1]*[.I47]+[.J$1]*[.J47]+[.K$1]*[.K47]+[.L47]" office:value-type="float" office:value="9">
            <text:p>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EN3-2410N</text:p>
          </table:table-cell>
          <table:table-cell/>
          <table:table-cell office:value-type="string">
            <text:p>801-9330P</text:p>
          </table:table-cell>
          <table:table-cell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-9">
            <text:p>-9</text:p>
          </table:table-cell>
          <table:table-cell table:formula="of:=[.F$1]*[.F48]+[.G$1]*[.G48]+[.H$1]*[.H48]+[.I$1]*[.I48]+[.J$1]*[.J48]+[.K$1]*[.K48]+[.L48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office:value-type="string">
            <text:p>TPS73125</text:p>
          </table:table-cell>
          <table:table-cell office:value-type="string">
            <text:p>TPS731</text:p>
          </table:table-cell>
          <table:table-cell office:value-type="float" office:value="2112625">
            <text:p>2112625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49]+[.G$1]*[.G49]+[.H$1]*[.H49]+[.I$1]*[.I49]+[.J$1]*[.J49]+[.K$1]*[.K49]+[.L49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TSR_1-2450</text:p>
          </table:table-cell>
          <table:table-cell office:value-type="float" office:value="1696320">
            <text:p>1696320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0]+[.G$1]*[.G50]+[.H$1]*[.H50]+[.I$1]*[.I50]+[.J$1]*[.J50]+[.K$1]*[.K50]+[.L50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UDN2596</text:p>
          </table:table-cell>
          <table:table-cell office:value-type="float" office:value="1103848">
            <text:p>1103848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[.F$1]*[.F51]+[.G$1]*[.G51]+[.H$1]*[.H51]+[.I$1]*[.I51]+[.J$1]*[.J51]+[.K$1]*[.K51]+[.L51]" office:value-type="float" office:value="20">
            <text:p>2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XMEGA-A4UTQFP</text:p>
          </table:table-cell>
          <table:table-cell office:value-type="float" office:value="2066309">
            <text:p>2066309</text:p>
          </table:table-cell>
          <table:table-cell table:number-columns-repeated="2"/>
          <table:table-cell table:number-columns-repeated="4" office:value-type="float" office:value="1">
            <text:p>1</text:p>
          </table:table-cell>
          <table:table-cell table:number-columns-repeated="3"/>
          <table:table-cell table:formula="of:=[.F$1]*[.F52]+[.G$1]*[.G52]+[.H$1]*[.H52]+[.I$1]*[.I52]+[.J$1]*[.J52]+[.K$1]*[.K52]+[.L52]" office:value-type="float" office:value="19">
            <text:p>19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LEDCHIPLED_1206</text:p>
          </table:table-cell>
          <table:table-cell office:value-type="float" office:value="2099249">
            <text:p>2099249</text:p>
          </table:table-cell>
          <table:table-cell table:number-columns-repeated="2"/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number-columns-repeated="3"/>
          <table:table-cell table:formula="of:=[.F$1]*[.F53]+[.G$1]*[.G53]+[.H$1]*[.H53]+[.I$1]*[.I53]+[.J$1]*[.J53]+[.K$1]*[.K53]+[.L53]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office:value-type="float" office:value="0">
            <text:p>0</text:p>
          </table:table-cell>
          <table:table-cell office:value-type="string">
            <text:p>R-EU_R0805</text:p>
          </table:table-cell>
          <table:table-cell office:value-type="float" office:value="2309112">
            <text:p>2309112</text:p>
          </table:table-cell>
          <table:table-cell table:number-columns-repeated="2"/>
          <table:table-cell table:number-columns-repeated="4" office:value-type="float" office:value="2">
            <text:p>2</text:p>
          </table:table-cell>
          <table:table-cell table:number-columns-repeated="3"/>
          <table:table-cell table:formula="of:=[.F$1]*[.F54]+[.G$1]*[.G54]+[.H$1]*[.H54]+[.I$1]*[.I54]+[.J$1]*[.J54]+[.K$1]*[.K54]+[.L54]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office:value-type="string">
            <text:p>12V</text:p>
          </table:table-cell>
          <table:table-cell office:value-type="string">
            <text:p>ZENER-DIODEDO34-7</text:p>
          </table:table-cell>
          <table:table-cell office:value-type="float" office:value="1779204">
            <text:p>1779204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2">
            <text:p>2</text:p>
          </table:table-cell>
          <table:table-cell table:number-columns-repeated="2"/>
          <table:table-cell table:formula="of:=[.F$1]*[.F55]+[.G$1]*[.G55]+[.H$1]*[.H55]+[.I$1]*[.I55]+[.J$1]*[.J55]+[.K$1]*[.K55]+[.L55]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FDD4141TO252</text:p>
          </table:table-cell>
          <table:table-cell office:value-type="float" office:value="2101406">
            <text:p>2101406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6]+[.G$1]*[.G56]+[.H$1]*[.H56]+[.I$1]*[.I56]+[.J$1]*[.J56]+[.K$1]*[.K56]+[.L56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ack</text:p>
          </table:table-cell>
          <table:table-cell office:value-type="string">
            <text:p>JACK</text:p>
          </table:table-cell>
          <table:table-cell office:value-type="float" office:value="1854507">
            <text:p>1854507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7]+[.G$1]*[.G57]+[.H$1]*[.H57]+[.I$1]*[.I57]+[.J$1]*[.J57]+[.K$1]*[.K57]+[.L57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red</text:p>
          </table:table-cell>
          <table:table-cell office:value-type="string">
            <text:p>JACK</text:p>
          </table:table-cell>
          <table:table-cell office:value-type="float" office:value="1854508">
            <text:p>1854508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58]+[.G$1]*[.G58]+[.H$1]*[.H58]+[.I$1]*[.I58]+[.J$1]*[.J58]+[.K$1]*[.K58]+[.L58]" office:value-type="float" office:value="1">
            <text:p>1</text:p>
          </table:table-cell>
          <table:table-cell table:number-columns-repeated="1011"/>
        </table:table-row>
        <table:table-row table:style-name="ro1">
          <table:table-cell office:value-type="string">
            <text:p>blue</text:p>
          </table:table-cell>
          <table:table-cell office:value-type="string">
            <text:p>JACK</text:p>
          </table:table-cell>
          <table:table-cell office:value-type="float" office:value="1854511">
            <text:p>1854511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table:number-columns-repeated="2"/>
          <table:table-cell table:formula="of:=[.F$1]*[.F59]+[.G$1]*[.G59]+[.H$1]*[.H59]+[.I$1]*[.I59]+[.J$1]*[.J59]+[.K$1]*[.K59]+[.L59]" office:value-type="float" office:value="0">
            <text:p>0</text:p>
          </table:table-cell>
          <table:table-cell table:number-columns-repeated="1011"/>
        </table:table-row>
        <table:table-row table:style-name="ro1">
          <table:table-cell office:value-type="string">
            <text:p>yellow</text:p>
          </table:table-cell>
          <table:table-cell office:value-type="string">
            <text:p>JACK</text:p>
          </table:table-cell>
          <table:table-cell office:value-type="float" office:value="1854510">
            <text:p>1854510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0]+[.G$1]*[.G60]+[.H$1]*[.H60]+[.I$1]*[.I60]+[.J$1]*[.J60]+[.K$1]*[.K60]+[.L60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RLP1-200-500</text:p>
          </table:table-cell>
          <table:table-cell office:value-type="float" office:value="1887972">
            <text:p>1887972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/>
          <table:table-cell table:formula="of:=[.F$1]*[.F61]+[.G$1]*[.G61]+[.H$1]*[.H61]+[.I$1]*[.I61]+[.J$1]*[.J61]+[.K$1]*[.K61]+[.L61]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SCHURTER-LSH-1301.9314</text:p>
          </table:table-cell>
          <table:table-cell office:value-type="float" office:value="1217763">
            <text:p>1217763</text:p>
          </table:table-cell>
          <table:table-cell table:number-columns-repeated="2"/>
          <table:table-cell table:number-columns-repeated="5" office:value-type="float" office:value="0">
            <text:p>0</text:p>
          </table:table-cell>
          <table:table-cell office:value-type="float" office:value="1">
            <text:p>1</text:p>
          </table:table-cell>
          <table:table-cell/>
          <table:table-cell table:formula="of:=[.F$1]*[.F62]+[.G$1]*[.G62]+[.H$1]*[.H62]+[.I$1]*[.I62]+[.J$1]*[.J62]+[.K$1]*[.K62]+[.L62]" office:value-type="float" office:value="6">
            <text:p>6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Flachbandkabel</text:p>
          </table:table-cell>
          <table:table-cell table:style-name="ce12" office:value-type="float" office:value="297343">
            <text:p>297343</text:p>
          </table:table-cell>
          <table:table-cell table:number-columns-repeated="2"/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3]+[.G$1]*[.G63]+[.H$1]*[.H63]+[.I$1]*[.I63]+[.J$1]*[.J63]+[.K$1]*[.K63]+[.L63]" office:value-type="float" office:value="1">
            <text:p>1</text:p>
          </table:table-cell>
          <table:table-cell table:number-columns-repeated="1011"/>
        </table:table-row>
        <table:table-row table:style-name="ro2">
          <table:table-cell office:value-type="string">
            <text:p>26 Pol</text:p>
          </table:table-cell>
          <table:table-cell office:value-type="string">
            <text:p>Crimp Buchse</text:p>
          </table:table-cell>
          <table:table-cell table:style-name="ce12" office:value-type="float" office:value="1200506">
            <text:p>1200506</text:p>
          </table:table-cell>
          <table:table-cell table:number-columns-repeated="2"/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[.F$1]*[.F64]+[.G$1]*[.G64]+[.H$1]*[.H64]+[.I$1]*[.I64]+[.J$1]*[.J64]+[.K$1]*[.K64]+[.L64]" office:value-type="float" office:value="10">
            <text:p>10</text:p>
          </table:table-cell>
          <table:table-cell table:number-columns-repeated="1011"/>
        </table:table-row>
        <table:table-row table:style-name="ro1">
          <table:table-cell table:number-columns-repeated="2" office:value-type="string">
            <text:p>BUERKLIN17H912</text:p>
          </table:table-cell>
          <table:table-cell table:number-columns-repeated="2"/>
          <table:table-cell office:value-type="string">
            <text:p>17H912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/>
          <table:table-cell table:formula="of:=[.F$1]*[.F65]+[.G$1]*[.G65]+[.H$1]*[.H65]+[.I$1]*[.I65]+[.J$1]*[.J65]+[.K$1]*[.K65]+[.L65]" office:value-type="float" office:value="1">
            <text:p>1</text:p>
          </table:table-cell>
          <table:table-cell table:number-columns-repeated="1011"/>
        </table:table-row>
        <table:table-row table:style-name="ro1" table:number-rows-repeated="104851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S" table:style-name="ta1">
        <table:table-column table:style-name="co4" table:default-cell-style-name="ce15"/>
        <table:table-column table:style-name="co12" table:default-cell-style-name="ce28"/>
        <table:table-row table:style-name="ro2">
          <table:table-cell table:style-name="ce16" office:value-type="string">
            <text:p>666-2386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7" office:value-type="string">
            <text:p>737-7833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string">
            <text:p>463-690</text:p>
          </table:table-cell>
          <table:table-cell office:value-type="float" office:value="10">
            <text:p>10</text:p>
          </table:table-cell>
        </table:table-row>
        <table:table-row table:style-name="ro2">
          <table:table-cell table:style-name="ce18" office:value-type="string">
            <text:p>752-9157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801-9330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string">
            <text:p>801-9330P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0">
          <table:table-cell table:number-columns-repeated="2"/>
        </table:table-row>
        <table:table-row table:style-name="ro1" table:number-rows-repeated="59">
          <table:table-cell table:style-name="ce30"/>
          <table:table-cell table:style-name="ce31"/>
        </table:table-row>
        <table:table-row table:style-name="ro1">
          <table:table-cell table:style-name="ce30"/>
          <table:table-cell table:style-name="ce31"/>
        </table:table-row>
      </table:table>
      <table:table table:name="FARNELL" table:style-name="ta1">
        <table:table-column table:style-name="co3" table:default-cell-style-name="ce9"/>
        <table:table-column table:style-name="co12" table:default-cell-style-name="ce28"/>
        <table:table-row table:style-name="ro1">
          <table:table-cell office:value-type="float" office:value="1131855">
            <text:p>1131855</text:p>
          </table:table-cell>
          <table:table-cell office:value-type="float" office:value="15">
            <text:p>15</text:p>
          </table:table-cell>
        </table:table-row>
        <table:table-row table:style-name="ro1">
          <table:table-cell office:value-type="float" office:value="1207597">
            <text:p>1207597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207598">
            <text:p>120759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97065">
            <text:p>1097065</text:p>
          </table:table-cell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855027">
            <text:p>1855027</text:p>
          </table:table-cell>
          <table:table-cell office:value-type="float" office:value="128">
            <text:p>128</text:p>
          </table:table-cell>
        </table:table-row>
        <table:table-row table:style-name="ro1">
          <table:table-cell office:value-type="float" office:value="1096983">
            <text:p>1096983</text:p>
          </table:table-cell>
          <table:table-cell office:value-type="float" office:value="9">
            <text:p>9</text:p>
          </table:table-cell>
        </table:table-row>
        <table:table-row table:style-name="ro1">
          <table:table-cell office:value-type="float" office:value="1096984">
            <text:p>1096984</text:p>
          </table:table-cell>
          <table:table-cell office:value-type="float" office:value="27">
            <text:p>27</text:p>
          </table:table-cell>
        </table:table-row>
        <table:table-row table:style-name="ro1">
          <table:table-cell office:value-type="float" office:value="2333538">
            <text:p>2333538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759265">
            <text:p>1759265</text:p>
          </table:table-cell>
          <table:table-cell office:value-type="float" office:value="360">
            <text:p>360</text:p>
          </table:table-cell>
        </table:table-row>
        <table:table-row table:style-name="ro1">
          <table:table-cell office:value-type="float" office:value="1887308">
            <text:p>1887308</text:p>
          </table:table-cell>
          <table:table-cell office:value-type="float" office:value="325">
            <text:p>325</text:p>
          </table:table-cell>
        </table:table-row>
        <table:table-row table:style-name="ro1">
          <table:table-cell office:value-type="float" office:value="2320856">
            <text:p>2320856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141745">
            <text:p>2141745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099794">
            <text:p>1099794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0" office:value-type="float" office:value="2333544">
            <text:p>2333544</text:p>
          </table:table-cell>
          <table:table-cell office:value-type="float" office:value="2">
            <text:p>2</text:p>
          </table:table-cell>
        </table:table-row>
        <table:table-row table:style-name="ro1">
          <table:table-cell table:style-name="ce11" office:value-type="float" office:value="2332071">
            <text:p>2332071</text:p>
          </table:table-cell>
          <table:table-cell office:value-type="float" office:value="90">
            <text:p>90</text:p>
          </table:table-cell>
        </table:table-row>
        <table:table-row table:style-name="ro1">
          <table:table-cell office:value-type="float" office:value="2320853">
            <text:p>2320853</text:p>
          </table:table-cell>
          <table:table-cell office:value-type="float" office:value="110">
            <text:p>110</text:p>
          </table:table-cell>
        </table:table-row>
        <table:table-row table:style-name="ro1">
          <table:table-cell office:value-type="float" office:value="2303686">
            <text:p>2303686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12" office:value-type="float" office:value="1907510">
            <text:p>1907510</text:p>
          </table:table-cell>
          <table:table-cell office:value-type="float" office:value="40">
            <text:p>40</text:p>
          </table:table-cell>
        </table:table-row>
        <table:table-row table:style-name="ro1">
          <table:table-cell table:style-name="ce11" office:value-type="float" office:value="2332064">
            <text:p>2332064</text:p>
          </table:table-cell>
          <table:table-cell office:value-type="float" office:value="40">
            <text:p>40</text:p>
          </table:table-cell>
        </table:table-row>
        <table:table-row table:style-name="ro1">
          <table:table-cell office:value-type="float" office:value="1500705">
            <text:p>1500705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1081418">
            <text:p>108141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407305">
            <text:p>2407305</text:p>
          </table:table-cell>
          <table:table-cell office:value-type="float" office:value="2">
            <text:p>2</text:p>
          </table:table-cell>
        </table:table-row>
        <table:table-row table:style-name="ro2">
          <table:table-cell table:style-name="ce12" office:value-type="float" office:value="2346932">
            <text:p>2346932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office:value-type="float" office:value="1345093">
            <text:p>1345093</text:p>
          </table:table-cell>
          <table:table-cell office:value-type="float" office:value="33">
            <text:p>33</text:p>
          </table:table-cell>
        </table:table-row>
        <table:table-row table:style-name="ro1">
          <table:table-cell office:value-type="float" office:value="1099792">
            <text:p>1099792</text:p>
          </table:table-cell>
          <table:table-cell office:value-type="float" office:value="130">
            <text:p>130</text:p>
          </table:table-cell>
        </table:table-row>
        <table:table-row table:style-name="ro1">
          <table:table-cell office:value-type="float" office:value="1843660">
            <text:p>1843660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322083">
            <text:p>2322083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string">
            <text:p>9558640RL</text:p>
          </table:table-cell>
          <table:table-cell office:value-type="float" office:value="210">
            <text:p>210</text:p>
          </table:table-cell>
        </table:table-row>
        <table:table-row table:style-name="ro1">
          <table:table-cell office:value-type="float" office:value="1440813">
            <text:p>144081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333799">
            <text:p>2333799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2099244">
            <text:p>2099244</text:p>
          </table:table-cell>
          <table:table-cell office:value-type="float" office:value="37">
            <text:p>37</text:p>
          </table:table-cell>
        </table:table-row>
        <table:table-row table:style-name="ro1">
          <table:table-cell office:value-type="float" office:value="9994696">
            <text:p>9994696</text:p>
          </table:table-cell>
          <table:table-cell office:value-type="float" office:value="76">
            <text:p>76</text:p>
          </table:table-cell>
        </table:table-row>
        <table:table-row table:style-name="ro1">
          <table:table-cell office:value-type="float" office:value="1685603">
            <text:p>1685603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9725539">
            <text:p>972553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51986">
            <text:p>1651986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42035">
            <text:p>1642035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1217758">
            <text:p>1217758</text:p>
          </table:table-cell>
          <table:table-cell office:value-type="float" office:value="60">
            <text:p>60</text:p>
          </table:table-cell>
        </table:table-row>
        <table:table-row table:style-name="ro1">
          <table:table-cell office:value-type="float" office:value="9387234">
            <text:p>9387234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112625">
            <text:p>2112625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696320">
            <text:p>1696320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1103848">
            <text:p>1103848</text:p>
          </table:table-cell>
          <table:table-cell office:value-type="float" office:value="20">
            <text:p>20</text:p>
          </table:table-cell>
        </table:table-row>
        <table:table-row table:style-name="ro1">
          <table:table-cell office:value-type="float" office:value="2066309">
            <text:p>2066309</text:p>
          </table:table-cell>
          <table:table-cell office:value-type="float" office:value="19">
            <text:p>19</text:p>
          </table:table-cell>
        </table:table-row>
        <table:table-row table:style-name="ro1">
          <table:table-cell office:value-type="float" office:value="2099249">
            <text:p>2099249</text:p>
          </table:table-cell>
          <table:table-cell office:value-type="float" office:value="36">
            <text:p>36</text:p>
          </table:table-cell>
        </table:table-row>
        <table:table-row table:style-name="ro1">
          <table:table-cell office:value-type="float" office:value="2309112">
            <text:p>2309112</text:p>
          </table:table-cell>
          <table:table-cell office:value-type="float" office:value="38">
            <text:p>38</text:p>
          </table:table-cell>
        </table:table-row>
        <table:table-row table:style-name="ro1">
          <table:table-cell office:value-type="float" office:value="1779204">
            <text:p>1779204</text:p>
          </table:table-cell>
          <table:table-cell office:value-type="float" office:value="2">
            <text:p>2</text:p>
          </table:table-cell>
        </table:table-row>
        <table:table-row table:style-name="ro1">
          <table:table-cell office:value-type="float" office:value="2101406">
            <text:p>2101406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7">
            <text:p>1854507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08">
            <text:p>1854508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54510">
            <text:p>1854510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887972">
            <text:p>1887972</text:p>
          </table:table-cell>
          <table:table-cell office:value-type="float" office:value="1">
            <text:p>1</text:p>
          </table:table-cell>
        </table:table-row>
        <table:table-row table:style-name="ro1">
          <table:table-cell office:value-type="float" office:value="1217763">
            <text:p>1217763</text:p>
          </table:table-cell>
          <table:table-cell office:value-type="float" office:value="6">
            <text:p>6</text:p>
          </table:table-cell>
        </table:table-row>
        <table:table-row table:style-name="ro2">
          <table:table-cell table:style-name="ce12" office:value-type="float" office:value="297343">
            <text:p>297343</text:p>
          </table:table-cell>
          <table:table-cell office:value-type="float" office:value="1">
            <text:p>1</text:p>
          </table:table-cell>
        </table:table-row>
        <table:table-row table:style-name="ro2">
          <table:table-cell table:style-name="ce12" office:value-type="float" office:value="1200506">
            <text:p>1200506</text:p>
          </table:table-cell>
          <table:table-cell office:value-type="float" office:value="10">
            <text:p>10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 table:number-rows-repeated="11">
          <table:table-cell table:style-name="ce32"/>
          <table:table-cell table:style-name="ce31"/>
        </table:table-row>
        <table:table-row table:style-name="ro1">
          <table:table-cell table:style-name="ce32"/>
          <table:table-cell table:style-name="ce31"/>
        </table:table-row>
      </table:table>
      <table:table table:name="BUERKLIN" table:style-name="ta1">
        <table:table-column table:style-name="co5" table:default-cell-style-name="ce21"/>
        <table:table-column table:style-name="co12" table:default-cell-style-name="ce28"/>
        <table:table-row table:style-name="ro1">
          <table:table-cell table:style-name="ce22" office:value-type="string">
            <text:p>12 G 203</text:p>
          </table:table-cell>
          <table:table-cell office:value-type="float" office:value="21">
            <text:p>21</text:p>
          </table:table-cell>
        </table:table-row>
        <table:table-row table:style-name="ro1">
          <table:table-cell table:style-name="ce22" office:value-type="string">
            <text:p>12 G 205</text:p>
          </table:table-cell>
          <table:table-cell office:value-type="float" office:value="10">
            <text:p>10</text:p>
          </table:table-cell>
        </table:table-row>
        <table:table-row table:style-name="ro1">
          <table:table-cell office:value-type="string">
            <text:p>17H912</text:p>
          </table:table-cell>
          <table:table-cell office:value-type="float" office:value="1">
            <text:p>1</text:p>
          </table:table-cell>
        </table:table-row>
        <table:table-row table:style-name="ro1" table:number-rows-repeated="1048511">
          <table:table-cell table:number-columns-repeated="2"/>
        </table:table-row>
        <table:table-row table:style-name="ro1">
          <table:table-cell table:style-name="ce33"/>
          <table:table-cell table:style-name="ce31"/>
        </table:table-row>
        <table:table-row table:style-name="ro3" table:number-rows-repeated="60">
          <table:table-cell table:style-name="ce33"/>
          <table:table-cell table:style-name="ce31"/>
        </table:table-row>
        <table:table-row table:style-name="ro3">
          <table:table-cell table:style-name="ce33"/>
          <table:table-cell table:style-name="ce31"/>
        </table:table-row>
      </table:table>
      <table:table table:name="TO FIX" table:style-name="ta1">
        <table:table-column table:style-name="co3" table:default-cell-style-name="Default"/>
        <table:table-column table:style-name="co13" table:default-cell-style-name="ce29"/>
        <table:table-column table:style-name="co13" table:default-cell-style-name="Default"/>
        <table:table-column table:style-name="co13" table:default-cell-style-name="ce29"/>
        <table:table-column table:style-name="co13" table:default-cell-style-name="Default"/>
        <table:table-row table:style-name="ro1">
          <table:table-cell table:style-name="ce34" office:value-type="string">
            <text:p>Replace:</text:p>
          </table:table-cell>
          <table:table-cell table:number-columns-repeated="4"/>
        </table:table-row>
        <table:table-row table:style-name="ro1">
          <table:table-cell office:value-type="string">
            <text:p>OC</text:p>
          </table:table-cell>
          <table:table-cell/>
          <table:table-cell office:value-type="string">
            <text:p>OC</text:p>
          </table:table-cell>
          <table:table-cell table:number-columns-repeated="2"/>
        </table:table-row>
        <table:table-row table:style-name="ro2">
          <table:table-cell office:value-type="string">
            <text:p>FARNELL</text:p>
          </table:table-cell>
          <table:table-cell table:style-name="ce35" office:value-type="float" office:value="1886474">
            <text:p>1886474</text:p>
          </table:table-cell>
          <table:table-cell office:value-type="string">
            <text:p>RS</text:p>
          </table:table-cell>
          <table:table-cell table:style-name="ce35" office:value-type="string">
            <text:p>752-9157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32111">
            <text:p>2332111</text:p>
          </table:table-cell>
          <table:table-cell office:value-type="string">
            <text:p>FARNELL</text:p>
          </table:table-cell>
          <table:table-cell table:style-name="ce37" office:value-type="float" office:value="2333544">
            <text:p>2333544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36" office:value-type="float" office:value="1759241">
            <text:p>1759241</text:p>
          </table:table-cell>
          <table:table-cell office:value-type="string">
            <text:p>FARNELL</text:p>
          </table:table-cell>
          <table:table-cell office:value-type="float" office:value="2407305">
            <text:p>2407305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74509">
            <text:p>2074509</text:p>
          </table:table-cell>
          <table:table-cell office:value-type="string">
            <text:p>FARNELL</text:p>
          </table:table-cell>
          <table:table-cell office:value-type="float" office:value="1099792">
            <text:p>109979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table:style-name="ce36" office:value-type="float" office:value="1894163">
            <text:p>1894163</text:p>
          </table:table-cell>
          <table:table-cell office:value-type="string">
            <text:p>RS</text:p>
          </table:table-cell>
          <table:table-cell table:style-name="ce37" office:value-type="string">
            <text:p>666-2386</text:p>
          </table:table-cell>
          <table:table-cell/>
        </table:table-row>
        <table:table-row table:style-name="ro1">
          <table:table-cell office:value-type="string">
            <text:p>FARNELL</text:p>
          </table:table-cell>
          <table:table-cell table:style-name="Default" office:value-type="float" office:value="2008375">
            <text:p>2008375</text:p>
          </table:table-cell>
          <table:table-cell office:value-type="string">
            <text:p>FARNELL</text:p>
          </table:table-cell>
          <table:table-cell office:value-type="float" office:value="2332064">
            <text:p>2332064</text:p>
          </table:table-cell>
          <table:table-cell office:value-type="string">
            <text:p>delete OC_RS</text:p>
          </table:table-cell>
        </table:table-row>
        <table:table-row table:style-name="ro2">
          <table:table-cell office:value-type="string">
            <text:p>FARNELL</text:p>
          </table:table-cell>
          <table:table-cell table:style-name="ce36" office:value-type="float" office:value="9237496">
            <text:p>9237496</text:p>
          </table:table-cell>
          <table:table-cell office:value-type="string">
            <text:p>FARNELL</text:p>
          </table:table-cell>
          <table:table-cell office:value-type="float" office:value="2332071">
            <text:p>2332071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210979">
            <text:p>2210979</text:p>
          </table:table-cell>
          <table:table-cell office:value-type="string">
            <text:p>FARNELL</text:p>
          </table:table-cell>
          <table:table-cell table:style-name="ce36" office:value-type="float" office:value="2346932">
            <text:p>2346932</text:p>
          </table:table-cell>
          <table:table-cell/>
        </table:table-row>
        <table:table-row table:style-name="ro2">
          <table:table-cell office:value-type="string">
            <text:p>FARNELL</text:p>
          </table:table-cell>
          <table:table-cell office:value-type="float" office:value="2346925">
            <text:p>2346925</text:p>
          </table:table-cell>
          <table:table-cell office:value-type="string">
            <text:p>FARNELL</text:p>
          </table:table-cell>
          <table:table-cell table:style-name="ce36" office:value-type="float" office:value="1907510">
            <text:p>1907510</text:p>
          </table:table-cell>
          <table:table-cell office:value-type="string">
            <text:p>!!! change in sch and brd to 22u/25V !!!</text:p>
          </table:table-cell>
        </table:table-row>
        <table:table-row table:style-name="ro1" table:number-rows-repeated="1048564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.6902in" fo:page-height="8.2701in" style:num-format="1" style:print-orientation="landscape" fo:margin-top="0.7902in" fo:margin-bottom="0.7902in" style:shadow="none" fo:background-color="transparent" style:scale-to="80%" style:writing-mode="lr-tb">
        <style:background-image/>
      </style:page-layout-properties>
      <style:header-style>
        <style:header-footer-properties fo:min-height="0.1402in" fo:margin-left="0in" fo:margin-right="0in" fo:margin-bottom="0.1in"/>
      </style:header-style>
      <style:footer-style>
        <style:header-footer-properties fo:min-height="0.1402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1 </meta:initial-creator>
    <meta:creation-date>2015-03-14T17:55:57</meta:creation-date>
    <dc:date>2015-03-16T14:31:10</dc:date>
    <dc:creator>n1 </dc:creator>
    <meta:editing-duration>PT8H35M41S</meta:editing-duration>
    <meta:editing-cycles>13</meta:editing-cycles>
    <meta:generator>LibreOffice/3.5$Linux_x86 LibreOffice_project/350m1$Build-2</meta:generator>
    <meta:printed-by>n1 </meta:printed-by>
    <meta:print-date>2015-03-16T08:16:27</meta:print-date>
    <meta:document-statistic meta:table-count="5" meta:cell-count="871" meta:object-count="0"/>
  </office:meta>
</office:document-meta>
</file>